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rsid="000bb58b" officeooo:paragraph-rsid="000bb58b" style:font-weight-asian="bold" style:font-weight-complex="bold"/>
    </style:style>
    <style:style style:name="P3" style:family="paragraph" style:parent-style-name="Table_20_Contents">
      <style:text-properties fo:font-weight="bold" officeooo:rsid="0034f259" officeooo:paragraph-rsid="0034f259" style:font-weight-asian="bold" style:font-weight-complex="bold"/>
    </style:style>
    <style:style style:name="P4" style:family="paragraph" style:parent-style-name="Table_20_Contents">
      <style:text-properties fo:font-weight="bold" officeooo:rsid="00385222" officeooo:paragraph-rsid="00385222" style:font-weight-asian="bold" style:font-weight-complex="bold"/>
    </style:style>
    <style:style style:name="P5" style:family="paragraph" style:parent-style-name="Table_20_Contents">
      <style:text-properties officeooo:rsid="000bb58b" officeooo:paragraph-rsid="000bb58b"/>
    </style:style>
    <style:style style:name="P6" style:family="paragraph" style:parent-style-name="Table_20_Contents">
      <style:text-properties fo:font-weight="normal" officeooo:rsid="0034f259" officeooo:paragraph-rsid="0034f259" style:font-weight-asian="normal" style:font-weight-complex="normal"/>
    </style:style>
    <style:style style:name="P7" style:family="paragraph" style:parent-style-name="Table_20_Contents">
      <style:text-properties officeooo:rsid="00385222" officeooo:paragraph-rsid="00385222"/>
    </style:style>
    <style:style style:name="P8" style:family="paragraph" style:parent-style-name="Standard">
      <style:text-properties fo:font-weight="bold" officeooo:rsid="000149d5" officeooo:paragraph-rsid="000149d5" style:font-weight-asian="bold" style:font-weight-complex="bold"/>
    </style:style>
    <style:style style:name="P9" style:family="paragraph" style:parent-style-name="Standard">
      <style:text-properties fo:font-weight="bold" officeooo:rsid="0002d5a6" officeooo:paragraph-rsid="0002d5a6" style:font-weight-asian="bold" style:font-weight-complex="bold"/>
    </style:style>
    <style:style style:name="P10" style:family="paragraph" style:parent-style-name="Standard">
      <style:text-properties fo:font-weight="bold" officeooo:rsid="000483d6" officeooo:paragraph-rsid="000483d6" style:font-weight-asian="bold" style:font-weight-complex="bold"/>
    </style:style>
    <style:style style:name="P11" style:family="paragraph" style:parent-style-name="Standard">
      <style:text-properties fo:font-weight="bold" officeooo:rsid="00066e59" officeooo:paragraph-rsid="00066e59" style:font-weight-asian="bold" style:font-weight-complex="bold"/>
    </style:style>
    <style:style style:name="P12" style:family="paragraph" style:parent-style-name="Standard">
      <style:text-properties fo:font-weight="bold" officeooo:rsid="0008cba2" officeooo:paragraph-rsid="0008cba2" style:font-weight-asian="bold" style:font-weight-complex="bold"/>
    </style:style>
    <style:style style:name="P13" style:family="paragraph" style:parent-style-name="Standard">
      <style:text-properties fo:font-weight="bold" officeooo:rsid="000bb58b" officeooo:paragraph-rsid="000bb58b" style:font-weight-asian="bold" style:font-weight-complex="bold"/>
    </style:style>
    <style:style style:name="P14" style:family="paragraph" style:parent-style-name="Standard">
      <style:text-properties fo:font-weight="bold" officeooo:rsid="000cf834" officeooo:paragraph-rsid="000cf834" style:font-weight-asian="bold" style:font-weight-complex="bold"/>
    </style:style>
    <style:style style:name="P15" style:family="paragraph" style:parent-style-name="Standard">
      <style:text-properties fo:font-weight="bold" officeooo:rsid="000e5c9f" officeooo:paragraph-rsid="000e5c9f" style:font-weight-asian="bold" style:font-weight-complex="bold"/>
    </style:style>
    <style:style style:name="P16" style:family="paragraph" style:parent-style-name="Standard">
      <style:text-properties fo:font-weight="bold" officeooo:rsid="000f5aa3" officeooo:paragraph-rsid="000f5aa3" style:font-weight-asian="bold" style:font-weight-complex="bold"/>
    </style:style>
    <style:style style:name="P17" style:family="paragraph" style:parent-style-name="Standard">
      <style:text-properties fo:font-weight="bold" officeooo:rsid="0012b35a" officeooo:paragraph-rsid="0012b35a" style:font-weight-asian="bold" style:font-weight-complex="bold"/>
    </style:style>
    <style:style style:name="P18" style:family="paragraph" style:parent-style-name="Standard">
      <style:text-properties fo:font-weight="bold" officeooo:rsid="0014797b" officeooo:paragraph-rsid="0014797b" style:font-weight-asian="bold" style:font-weight-complex="bold"/>
    </style:style>
    <style:style style:name="P19" style:family="paragraph" style:parent-style-name="Standard">
      <style:text-properties fo:font-weight="bold" officeooo:rsid="0014f609" officeooo:paragraph-rsid="0014f609" style:font-weight-asian="bold" style:font-weight-complex="bold"/>
    </style:style>
    <style:style style:name="P20" style:family="paragraph" style:parent-style-name="Standard">
      <style:text-properties fo:font-weight="bold" officeooo:rsid="0015e66f" officeooo:paragraph-rsid="0015e66f" style:font-weight-asian="bold" style:font-weight-complex="bold"/>
    </style:style>
    <style:style style:name="P21" style:family="paragraph" style:parent-style-name="Standard">
      <style:text-properties fo:font-weight="bold" officeooo:rsid="00173a69" officeooo:paragraph-rsid="00173a69" style:font-weight-asian="bold" style:font-weight-complex="bold"/>
    </style:style>
    <style:style style:name="P22" style:family="paragraph" style:parent-style-name="Standard">
      <style:text-properties fo:font-weight="bold" officeooo:rsid="0018b000" officeooo:paragraph-rsid="0018b000" style:font-weight-asian="bold" style:font-weight-complex="bold"/>
    </style:style>
    <style:style style:name="P23" style:family="paragraph" style:parent-style-name="Standard">
      <style:text-properties fo:font-weight="bold" officeooo:rsid="001b487b" officeooo:paragraph-rsid="001b487b" style:font-weight-asian="bold" style:font-weight-complex="bold"/>
    </style:style>
    <style:style style:name="P24" style:family="paragraph" style:parent-style-name="Standard">
      <style:text-properties fo:font-weight="bold" officeooo:rsid="001d4716" officeooo:paragraph-rsid="001d4716" style:font-weight-asian="bold" style:font-weight-complex="bold"/>
    </style:style>
    <style:style style:name="P25" style:family="paragraph" style:parent-style-name="Standard">
      <style:text-properties fo:font-weight="bold" officeooo:rsid="001d766f" officeooo:paragraph-rsid="001d766f" style:font-weight-asian="bold" style:font-weight-complex="bold"/>
    </style:style>
    <style:style style:name="P26" style:family="paragraph" style:parent-style-name="Standard">
      <style:text-properties fo:font-weight="bold" officeooo:rsid="001e414f" officeooo:paragraph-rsid="001e414f" style:font-weight-asian="bold" style:font-weight-complex="bold"/>
    </style:style>
    <style:style style:name="P27" style:family="paragraph" style:parent-style-name="Standard">
      <style:text-properties fo:font-weight="bold" officeooo:rsid="001e7443" officeooo:paragraph-rsid="001e7443" style:font-weight-asian="bold" style:font-weight-complex="bold"/>
    </style:style>
    <style:style style:name="P28" style:family="paragraph" style:parent-style-name="Standard">
      <style:text-properties fo:font-weight="bold" officeooo:rsid="001f7daf" officeooo:paragraph-rsid="001f7daf" style:font-weight-asian="bold" style:font-weight-complex="bold"/>
    </style:style>
    <style:style style:name="P29" style:family="paragraph" style:parent-style-name="Standard">
      <style:text-properties fo:font-weight="bold" officeooo:rsid="001f7daf" officeooo:paragraph-rsid="00220ad4" style:font-weight-asian="bold" style:font-weight-complex="bold"/>
    </style:style>
    <style:style style:name="P30" style:family="paragraph" style:parent-style-name="Standard">
      <style:text-properties fo:font-weight="bold" officeooo:rsid="00239920" officeooo:paragraph-rsid="00239920" style:font-weight-asian="bold" style:font-weight-complex="bold"/>
    </style:style>
    <style:style style:name="P31" style:family="paragraph" style:parent-style-name="Standard">
      <style:text-properties fo:font-weight="bold" officeooo:rsid="0024d0fd" officeooo:paragraph-rsid="0024d0fd" style:font-weight-asian="bold" style:font-weight-complex="bold"/>
    </style:style>
    <style:style style:name="P32" style:family="paragraph" style:parent-style-name="Standard">
      <style:text-properties fo:font-weight="bold" officeooo:rsid="0025de2d" officeooo:paragraph-rsid="0025de2d" style:font-weight-asian="bold" style:font-weight-complex="bold"/>
    </style:style>
    <style:style style:name="P33" style:family="paragraph" style:parent-style-name="Standard">
      <style:text-properties fo:font-weight="bold" officeooo:rsid="00276b57" officeooo:paragraph-rsid="00276b57" style:font-weight-asian="bold" style:font-weight-complex="bold"/>
    </style:style>
    <style:style style:name="P34" style:family="paragraph" style:parent-style-name="Standard">
      <style:text-properties fo:font-weight="bold" officeooo:rsid="002c542c" officeooo:paragraph-rsid="002c542c" style:font-weight-asian="bold" style:font-weight-complex="bold"/>
    </style:style>
    <style:style style:name="P35" style:family="paragraph" style:parent-style-name="Standard">
      <style:text-properties fo:font-weight="bold" officeooo:rsid="002ef0a9" officeooo:paragraph-rsid="002ef0a9" style:font-weight-asian="bold" style:font-weight-complex="bold"/>
    </style:style>
    <style:style style:name="P36" style:family="paragraph" style:parent-style-name="Standard">
      <style:text-properties fo:font-weight="bold" officeooo:rsid="002fa0a4" officeooo:paragraph-rsid="002fa0a4" style:font-weight-asian="bold" style:font-weight-complex="bold"/>
    </style:style>
    <style:style style:name="P37" style:family="paragraph" style:parent-style-name="Standard">
      <style:text-properties fo:font-weight="bold" officeooo:rsid="003283df" officeooo:paragraph-rsid="003283df" style:font-weight-asian="bold" style:font-weight-complex="bold"/>
    </style:style>
    <style:style style:name="P38" style:family="paragraph" style:parent-style-name="Standard">
      <style:text-properties fo:font-weight="bold" officeooo:rsid="0032f399" officeooo:paragraph-rsid="0032f399" style:font-weight-asian="bold" style:font-weight-complex="bold"/>
    </style:style>
    <style:style style:name="P39" style:family="paragraph" style:parent-style-name="Standard">
      <style:text-properties fo:font-weight="bold" officeooo:rsid="0034f259" officeooo:paragraph-rsid="0034f259" style:font-weight-asian="bold" style:font-weight-complex="bold"/>
    </style:style>
    <style:style style:name="P40" style:family="paragraph" style:parent-style-name="Standard">
      <style:text-properties fo:font-weight="bold" officeooo:rsid="003673b4" officeooo:paragraph-rsid="003673b4" style:font-weight-asian="bold" style:font-weight-complex="bold"/>
    </style:style>
    <style:style style:name="P41" style:family="paragraph" style:parent-style-name="Standard">
      <style:text-properties fo:font-weight="bold" officeooo:rsid="0038398e" officeooo:paragraph-rsid="0038398e" style:font-weight-asian="bold" style:font-weight-complex="bold"/>
    </style:style>
    <style:style style:name="P42" style:family="paragraph" style:parent-style-name="Standard">
      <style:text-properties fo:font-weight="bold" officeooo:rsid="00385222" officeooo:paragraph-rsid="00385222" style:font-weight-asian="bold" style:font-weight-complex="bold"/>
    </style:style>
    <style:style style:name="P43" style:family="paragraph" style:parent-style-name="Standard">
      <style:text-properties fo:font-weight="bold" officeooo:rsid="003aa81a" officeooo:paragraph-rsid="003aa81a" style:font-weight-asian="bold" style:font-weight-complex="bold"/>
    </style:style>
    <style:style style:name="P44" style:family="paragraph" style:parent-style-name="Standard">
      <style:text-properties fo:font-weight="bold" officeooo:rsid="003aa89b" officeooo:paragraph-rsid="003aa89b" style:font-weight-asian="bold" style:font-weight-complex="bold"/>
    </style:style>
    <style:style style:name="P45" style:family="paragraph" style:parent-style-name="Standard">
      <style:text-properties fo:font-weight="bold" officeooo:rsid="003d22b7" officeooo:paragraph-rsid="003d22b7" style:font-weight-asian="bold" style:font-weight-complex="bold"/>
    </style:style>
    <style:style style:name="P46" style:family="paragraph" style:parent-style-name="Standard">
      <style:text-properties fo:font-weight="normal" officeooo:rsid="0002d5a6" officeooo:paragraph-rsid="0002d5a6" style:font-weight-asian="normal" style:font-weight-complex="normal"/>
    </style:style>
    <style:style style:name="P47" style:family="paragraph" style:parent-style-name="Standard">
      <style:text-properties fo:font-weight="normal" officeooo:rsid="0008cba2" officeooo:paragraph-rsid="0008cba2" style:font-weight-asian="normal" style:font-weight-complex="normal"/>
    </style:style>
    <style:style style:name="P48" style:family="paragraph" style:parent-style-name="Standard">
      <style:text-properties fo:font-weight="normal" officeooo:rsid="000bb58b" officeooo:paragraph-rsid="000bb58b" style:font-weight-asian="normal" style:font-weight-complex="normal"/>
    </style:style>
    <style:style style:name="P49" style:family="paragraph" style:parent-style-name="Standard">
      <style:text-properties fo:font-weight="normal" officeooo:rsid="000cf834" officeooo:paragraph-rsid="000cf834" style:font-weight-asian="normal" style:font-weight-complex="normal"/>
    </style:style>
    <style:style style:name="P50" style:family="paragraph" style:parent-style-name="Standard">
      <style:text-properties fo:font-weight="normal" officeooo:rsid="000e5c9f" officeooo:paragraph-rsid="000e5c9f" style:font-weight-asian="normal" style:font-weight-complex="normal"/>
    </style:style>
    <style:style style:name="P51" style:family="paragraph" style:parent-style-name="Standard">
      <style:text-properties fo:font-weight="normal" officeooo:rsid="00173654" officeooo:paragraph-rsid="00173654" style:font-weight-asian="normal" style:font-weight-complex="normal"/>
    </style:style>
    <style:style style:name="P52" style:family="paragraph" style:parent-style-name="Standard">
      <style:text-properties fo:font-weight="normal" officeooo:rsid="0018b000" officeooo:paragraph-rsid="0018b000" style:font-weight-asian="normal" style:font-weight-complex="normal"/>
    </style:style>
    <style:style style:name="P53" style:family="paragraph" style:parent-style-name="Standard">
      <style:text-properties fo:font-weight="normal" officeooo:rsid="001b487b" officeooo:paragraph-rsid="001b487b" style:font-weight-asian="normal" style:font-weight-complex="normal"/>
    </style:style>
    <style:style style:name="P54" style:family="paragraph" style:parent-style-name="Standard">
      <style:text-properties fo:font-weight="normal" officeooo:rsid="001d4716" officeooo:paragraph-rsid="001d4716" style:font-weight-asian="normal" style:font-weight-complex="normal"/>
    </style:style>
    <style:style style:name="P55" style:family="paragraph" style:parent-style-name="Standard">
      <style:text-properties fo:font-weight="normal" officeooo:rsid="001d766f" officeooo:paragraph-rsid="001d766f" style:font-weight-asian="normal" style:font-weight-complex="normal"/>
    </style:style>
    <style:style style:name="P56" style:family="paragraph" style:parent-style-name="Standard">
      <style:text-properties fo:font-weight="normal" officeooo:rsid="00239920" officeooo:paragraph-rsid="00239920" style:font-weight-asian="normal" style:font-weight-complex="normal"/>
    </style:style>
    <style:style style:name="P57" style:family="paragraph" style:parent-style-name="Standard">
      <style:text-properties fo:font-weight="normal" officeooo:rsid="00289852" officeooo:paragraph-rsid="00289852" style:font-weight-asian="normal" style:font-weight-complex="normal"/>
    </style:style>
    <style:style style:name="P58" style:family="paragraph" style:parent-style-name="Standard">
      <style:text-properties fo:font-weight="normal" officeooo:rsid="002a6160" officeooo:paragraph-rsid="002a6160" style:font-weight-asian="normal" style:font-weight-complex="normal"/>
    </style:style>
    <style:style style:name="P59" style:family="paragraph" style:parent-style-name="Standard">
      <style:text-properties fo:font-weight="normal" officeooo:rsid="002c542c" officeooo:paragraph-rsid="002c542c" style:font-weight-asian="normal" style:font-weight-complex="normal"/>
    </style:style>
    <style:style style:name="P60" style:family="paragraph" style:parent-style-name="Standard">
      <style:text-properties fo:font-weight="normal" officeooo:rsid="002fa0a4" officeooo:paragraph-rsid="002fa0a4" style:font-weight-asian="normal" style:font-weight-complex="normal"/>
    </style:style>
    <style:style style:name="P61" style:family="paragraph" style:parent-style-name="Standard">
      <style:text-properties fo:font-weight="normal" officeooo:rsid="0039f4d4" officeooo:paragraph-rsid="0039f4d4" style:font-weight-asian="normal" style:font-weight-complex="normal"/>
    </style:style>
    <style:style style:name="P62" style:family="paragraph" style:parent-style-name="Standard">
      <style:text-properties fo:font-weight="normal" officeooo:rsid="003aa89b" officeooo:paragraph-rsid="003aa89b" style:font-weight-asian="normal" style:font-weight-complex="normal"/>
    </style:style>
    <style:style style:name="P63" style:family="paragraph" style:parent-style-name="Standard">
      <style:text-properties fo:font-weight="normal" officeooo:rsid="000149d5" officeooo:paragraph-rsid="000149d5" style:font-weight-asian="normal" style:font-weight-complex="normal"/>
    </style:style>
    <style:style style:name="P64" style:family="paragraph" style:parent-style-name="Standard">
      <style:text-properties fo:font-weight="normal" officeooo:rsid="0002d5a6" officeooo:paragraph-rsid="0002d5a6" style:font-weight-asian="normal" style:font-weight-complex="normal"/>
    </style:style>
    <style:style style:name="P65" style:family="paragraph" style:parent-style-name="Standard">
      <style:text-properties fo:font-weight="normal" officeooo:rsid="00066e59" officeooo:paragraph-rsid="00066e59" style:font-weight-asian="normal" style:font-weight-complex="normal"/>
    </style:style>
    <style:style style:name="P66" style:family="paragraph" style:parent-style-name="Standard">
      <style:text-properties fo:font-weight="normal" officeooo:rsid="0008cba2" officeooo:paragraph-rsid="0008cba2" style:font-weight-asian="normal" style:font-weight-complex="normal"/>
    </style:style>
    <style:style style:name="P67" style:family="paragraph" style:parent-style-name="Standard">
      <style:text-properties fo:font-weight="normal" officeooo:rsid="000bb58b" officeooo:paragraph-rsid="000bb58b" style:font-weight-asian="normal" style:font-weight-complex="normal"/>
    </style:style>
    <style:style style:name="P68" style:family="paragraph" style:parent-style-name="Standard">
      <style:text-properties fo:font-weight="normal" officeooo:rsid="000e5c9f" officeooo:paragraph-rsid="000e5c9f" style:font-weight-asian="normal" style:font-weight-complex="normal"/>
    </style:style>
    <style:style style:name="P69" style:family="paragraph" style:parent-style-name="Standard">
      <style:text-properties fo:font-weight="normal" officeooo:rsid="000f5aa3" officeooo:paragraph-rsid="000f5aa3" style:font-weight-asian="normal" style:font-weight-complex="normal"/>
    </style:style>
    <style:style style:name="P70" style:family="paragraph" style:parent-style-name="Standard">
      <style:text-properties fo:font-weight="normal" officeooo:rsid="0012b35a" officeooo:paragraph-rsid="000f5aa3" style:font-weight-asian="normal" style:font-weight-complex="normal"/>
    </style:style>
    <style:style style:name="P71" style:family="paragraph" style:parent-style-name="Standard">
      <style:text-properties fo:font-weight="normal" officeooo:rsid="0014797b" officeooo:paragraph-rsid="0014797b" style:font-weight-asian="normal" style:font-weight-complex="normal"/>
    </style:style>
    <style:style style:name="P72" style:family="paragraph" style:parent-style-name="Standard">
      <style:text-properties fo:font-weight="normal" officeooo:rsid="0014f609" officeooo:paragraph-rsid="0014f609" style:font-weight-asian="normal" style:font-weight-complex="normal"/>
    </style:style>
    <style:style style:name="P73" style:family="paragraph" style:parent-style-name="Standard">
      <style:text-properties fo:font-weight="normal" officeooo:rsid="00173a69" officeooo:paragraph-rsid="00173a69" style:font-weight-asian="normal" style:font-weight-complex="normal"/>
    </style:style>
    <style:style style:name="P74" style:family="paragraph" style:parent-style-name="Standard">
      <style:text-properties fo:font-weight="normal" officeooo:rsid="0018b000" officeooo:paragraph-rsid="0018b000" style:font-weight-asian="normal" style:font-weight-complex="normal"/>
    </style:style>
    <style:style style:name="P75" style:family="paragraph" style:parent-style-name="Standard">
      <style:text-properties fo:font-weight="normal" officeooo:rsid="001d4716" officeooo:paragraph-rsid="001d4716" style:font-weight-asian="normal" style:font-weight-complex="normal"/>
    </style:style>
    <style:style style:name="P76" style:family="paragraph" style:parent-style-name="Standard">
      <style:text-properties fo:font-weight="normal" officeooo:rsid="001e414f" officeooo:paragraph-rsid="001e414f" style:font-weight-asian="normal" style:font-weight-complex="normal"/>
    </style:style>
    <style:style style:name="P77" style:family="paragraph" style:parent-style-name="Standard">
      <style:text-properties fo:font-weight="normal" officeooo:rsid="001f7daf" officeooo:paragraph-rsid="00220ad4" style:font-weight-asian="normal" style:font-weight-complex="normal"/>
    </style:style>
    <style:style style:name="P78" style:family="paragraph" style:parent-style-name="Standard">
      <style:text-properties fo:font-weight="normal" officeooo:rsid="0024d0fd" officeooo:paragraph-rsid="0024d0fd" style:font-weight-asian="normal" style:font-weight-complex="normal"/>
    </style:style>
    <style:style style:name="P79" style:family="paragraph" style:parent-style-name="Standard">
      <style:text-properties fo:font-weight="normal" officeooo:rsid="0025ac7d" officeooo:paragraph-rsid="0025ac7d" style:font-weight-asian="normal" style:font-weight-complex="normal"/>
    </style:style>
    <style:style style:name="P80" style:family="paragraph" style:parent-style-name="Standard">
      <style:text-properties fo:font-weight="normal" officeooo:rsid="0025de2d" officeooo:paragraph-rsid="0025de2d" style:font-weight-asian="normal" style:font-weight-complex="normal"/>
    </style:style>
    <style:style style:name="P81" style:family="paragraph" style:parent-style-name="Standard">
      <style:text-properties fo:font-weight="normal" officeooo:rsid="00276b57" officeooo:paragraph-rsid="0025de2d" style:font-weight-asian="normal" style:font-weight-complex="normal"/>
    </style:style>
    <style:style style:name="P82" style:family="paragraph" style:parent-style-name="Standard">
      <style:text-properties fo:font-weight="normal" officeooo:rsid="002d382c" officeooo:paragraph-rsid="002c542c" style:font-weight-asian="normal" style:font-weight-complex="normal"/>
    </style:style>
    <style:style style:name="P83" style:family="paragraph" style:parent-style-name="Standard">
      <style:text-properties fo:font-weight="normal" officeooo:rsid="002ef0a9" officeooo:paragraph-rsid="002ef0a9" style:font-weight-asian="normal" style:font-weight-complex="normal"/>
    </style:style>
    <style:style style:name="P84" style:family="paragraph" style:parent-style-name="Standard">
      <style:text-properties fo:font-weight="normal" officeooo:rsid="003283df" officeooo:paragraph-rsid="003283df" style:font-weight-asian="normal" style:font-weight-complex="normal"/>
    </style:style>
    <style:style style:name="P85" style:family="paragraph" style:parent-style-name="Standard">
      <style:text-properties fo:font-weight="normal" officeooo:rsid="0034f259" officeooo:paragraph-rsid="0034f259" style:font-weight-asian="normal" style:font-weight-complex="normal"/>
    </style:style>
    <style:style style:name="P86" style:family="paragraph" style:parent-style-name="Standard">
      <style:text-properties fo:font-weight="normal" officeooo:rsid="0038398e" officeooo:paragraph-rsid="0038398e" style:font-weight-asian="normal" style:font-weight-complex="normal"/>
    </style:style>
    <style:style style:name="P87" style:family="paragraph" style:parent-style-name="Standard">
      <style:text-properties fo:font-weight="normal" officeooo:rsid="003aa81a" officeooo:paragraph-rsid="003aa81a" style:font-weight-asian="normal" style:font-weight-complex="normal"/>
    </style:style>
    <style:style style:name="P88" style:family="paragraph" style:parent-style-name="Standard">
      <style:text-properties fo:font-weight="normal" officeooo:rsid="003aa89b" officeooo:paragraph-rsid="003aa89b" style:font-weight-asian="normal" style:font-weight-complex="normal"/>
    </style:style>
    <style:style style:name="P89" style:family="paragraph" style:parent-style-name="Standard">
      <style:text-properties fo:font-weight="normal" officeooo:rsid="003d22b7" officeooo:paragraph-rsid="003d22b7" style:font-weight-asian="normal" style:font-weight-complex="normal"/>
    </style:style>
    <style:style style:name="P90" style:family="paragraph" style:parent-style-name="Standard">
      <style:text-properties fo:font-weight="normal" officeooo:rsid="003ef9d0" officeooo:paragraph-rsid="003ef9d0" style:font-weight-asian="normal" style:font-weight-complex="normal"/>
    </style:style>
    <style:style style:name="P91" style:family="paragraph" style:parent-style-name="Standard">
      <style:text-properties fo:font-weight="normal" officeooo:rsid="0040673b" officeooo:paragraph-rsid="0040673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a322" style:font-weight-asian="normal" style:font-weight-complex="normal"/>
    </style:style>
    <style:style style:name="T3" style:family="text">
      <style:text-properties fo:font-weight="normal" officeooo:rsid="0010f39e" style:font-weight-asian="normal" style:font-weight-complex="normal"/>
    </style:style>
    <style:style style:name="T4" style:family="text">
      <style:text-properties fo:font-weight="normal" officeooo:rsid="00115ab6" style:font-weight-asian="normal" style:font-weight-complex="normal"/>
    </style:style>
    <style:style style:name="T5" style:family="text">
      <style:text-properties fo:font-weight="normal" officeooo:rsid="0012b35a" style:font-weight-asian="normal" style:font-weight-complex="normal"/>
    </style:style>
    <style:style style:name="T6" style:family="text">
      <style:text-properties fo:font-weight="normal" officeooo:rsid="00276b57" style:font-weight-asian="normal" style:font-weight-complex="normal"/>
    </style:style>
    <style:style style:name="T7" style:family="text">
      <style:text-properties fo:font-weight="normal" officeooo:rsid="002d382c" style:font-weight-asian="normal" style:font-weight-complex="normal"/>
    </style:style>
    <style:style style:name="T8" style:family="text">
      <style:text-properties fo:font-weight="normal" officeooo:rsid="0032f399"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c6b8a" style:font-weight-asian="bold" style:font-weight-complex="bold"/>
    </style:style>
    <style:style style:name="T11" style:family="text">
      <style:text-properties officeooo:rsid="0007a322"/>
    </style:style>
    <style:style style:name="T12" style:family="text">
      <style:text-properties officeooo:rsid="0010f39e"/>
    </style:style>
    <style:style style:name="T13" style:family="text">
      <style:text-properties officeooo:rsid="00115ab6"/>
    </style:style>
    <style:style style:name="T14" style:family="text">
      <style:text-properties officeooo:rsid="0012b35a"/>
    </style:style>
    <style:style style:name="T15" style:family="text">
      <style:text-properties officeooo:rsid="00194cce"/>
    </style:style>
    <style:style style:name="T16" style:family="text">
      <style:text-properties style:text-underline-style="none"/>
    </style:style>
    <style:style style:name="T17" style:family="text">
      <style:text-properties officeooo:rsid="00276b57"/>
    </style:style>
    <style:style style:name="T18" style:family="text">
      <style:text-properties officeooo:rsid="0033af69"/>
    </style:style>
    <style:style style:name="T19" style:family="text">
      <style:text-properties officeooo:rsid="003c6b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sh<text:span text:style-name="T1"> uses same constructs found in programming languages like C. </text:span></text:p>
      <text:p text:style-name="P63"/>
      <text:p text:style-name="P9">trap<text:span text:style-name="T1"> builtin provides a way to detect and respond to OS signals (such as signal generated when user presses CTRL-C). </text:span>kill<text:span text:style-name="T1"> builtin can abort a process and </text:span>getopts<text:span text:style-name="T1"> makes it easy to parse options for a shell script. </text:span></text:p>
      <text:p text:style-name="P46"/>
      <text:p text:style-name="P9">Tip: DO NOT NAME A SHELL SCRIPT test</text:p>
      <text:p text:style-name="P46">A builtin <text:span text:style-name="T9">test</text:span> already exists and may causes problems depending on how script is called. </text:p>
      <text:p text:style-name="P46"/>
      <text:p text:style-name="P9">CONTROL STRUCTURES</text:p>
      <text:p text:style-name="P9"/>
      <text:p text:style-name="P46">The <text:span text:style-name="T9">control flow</text:span> commands alter order of execution of commands within a shell script. </text:p>
      <text:p text:style-name="P46"/>
      <text:p text:style-name="P9">if...then, for...in, while, until, <text:span text:style-name="T1">and </text:span>case<text:span text:style-name="T1"> statements. </text:span></text:p>
      <text:p text:style-name="P46"/>
      <text:p text:style-name="P9">Break<text:span text:style-name="T1"> and </text:span>continue<text:span text:style-name="T1"> statements work in conjunction with control structures. </text:span></text:p>
      <text:p text:style-name="P91">l</text:p>
      <text:p text:style-name="P10">IF...THEN</text:p>
      <text:p text:style-name="P10"/>
      <text:p text:style-name="P11">if test_command</text:p>
      <text:p text:style-name="P11"><text:tab/>then</text:p>
      <text:p text:style-name="P11"><text:tab/><text:tab/>commands</text:p>
      <text:p text:style-name="P11">fi</text:p>
      <text:p text:style-name="P11"/>
      <text:p text:style-name="P11">test <text:span text:style-name="T1">builtin returns status of true if two words are same and false if they are not. Returns true if first and third arguments have relationship specified by second argument. True status =0. False status (not =0). </text:span><text:span text:style-name="T2">Also a standalone utility kept in </text:span><text:span text:style-name="T11">/usr/bin/test</text:span><text:span text:style-name="T2">.</text:span></text:p>
      <text:p text:style-name="P65"/>
      <text:p text:style-name="P65">$ cat if1</text:p>
      <text:p text:style-name="P65">read -p "word 1: " word1</text:p>
      <text:p text:style-name="P65">read -p "word 2: " word2</text:p>
      <text:p text:style-name="P65">if test "$word1" = "$word2"</text:p>
      <text:p text:style-name="P65"><text:tab/>then</text:p>
      <text:p text:style-name="P65"><text:tab/><text:tab/>echo "Match"</text:p>
      <text:p text:style-name="P65">fi</text:p>
      <text:p text:style-name="P65">echo "End of program."</text:p>
      <text:p text:style-name="P65">$ ./if1</text:p>
      <text:p text:style-name="P65">word 1: peach</text:p>
      <text:p text:style-name="P65">word 2: peach</text:p>
      <text:p text:style-name="P65">Match</text:p>
      <text:p text:style-name="P65">End of program.</text:p>
      <text:p text:style-name="P65"/>
      <text:p text:style-name="P47">$ cat chkargs</text:p>
      <text:p text:style-name="P47">if test $# -eq 0</text:p>
      <text:p text:style-name="P47">then</text:p>
      <text:p text:style-name="P47">echo "You must supply at least one argument."</text:p>
      <text:p text:style-name="P47">exit 1</text:p>
      <text:p text:style-name="P47">fi</text:p>
      <text:p text:style-name="P47">echo "Program running."</text:p>
      <text:p text:style-name="P47"><text:soft-page-break/>$ ./chkargs</text:p>
      <text:p text:style-name="P47">You must supply at least one argument.</text:p>
      <text:p text:style-name="P47">$ ./chkargs abc</text:p>
      <text:p text:style-name="P47">Program running.</text:p>
      <text:p text:style-name="P47"/>
      <text:p text:style-name="P12">$#<text:span text:style-name="T1"> is special parameter equal to number of command line arguments. </text:span></text:p>
      <text:p text:style-name="P12">-eq<text:span text:style-name="T1"> compares two integers for equality.</text:span></text:p>
      <text:p text:style-name="P47"/>
      <text:p text:style-name="P13"><text:span text:style-name="T1">Can use </text:span>test<text:span text:style-name="T1"> to verify status of a file argument or the relationship between two file arguments. </text:span></text:p>
      <text:p text:style-name="P48"/>
      <text:p text:style-name="P13">Builtin Criteria</text:p>
      <table:table table:name="Table1" table:style-name="Table1">
        <table:table-column table:style-name="Table1.A"/>
        <table:table-column table:style-name="Table1.B"/>
        <table:table-row>
          <table:table-cell table:style-name="Table1.A1" office:value-type="string">
            <text:p text:style-name="P2">Criterion</text:p>
          </table:table-cell>
          <table:table-cell table:style-name="Table1.B1" office:value-type="string">
            <text:p text:style-name="P2">Tests File To See It</text:p>
          </table:table-cell>
        </table:table-row>
        <table:table-row>
          <table:table-cell table:style-name="Table1.A2" office:value-type="string">
            <text:p text:style-name="P2">-d</text:p>
          </table:table-cell>
          <table:table-cell table:style-name="Table1.B2" office:value-type="string">
            <text:p text:style-name="P5">Exists and is a directory file</text:p>
          </table:table-cell>
        </table:table-row>
        <table:table-row>
          <table:table-cell table:style-name="Table1.A2" office:value-type="string">
            <text:p text:style-name="P2">-e</text:p>
          </table:table-cell>
          <table:table-cell table:style-name="Table1.B2" office:value-type="string">
            <text:p text:style-name="P5">Exists</text:p>
          </table:table-cell>
        </table:table-row>
        <table:table-row>
          <table:table-cell table:style-name="Table1.A2" office:value-type="string">
            <text:p text:style-name="P2">-f</text:p>
          </table:table-cell>
          <table:table-cell table:style-name="Table1.B2" office:value-type="string">
            <text:p text:style-name="P5">Exists and is a n ordinary file (not a directory)</text:p>
          </table:table-cell>
        </table:table-row>
        <table:table-row>
          <table:table-cell table:style-name="Table1.A2" office:value-type="string">
            <text:p text:style-name="P2">-r</text:p>
          </table:table-cell>
          <table:table-cell table:style-name="Table1.B2" office:value-type="string">
            <text:p text:style-name="P5">Exists and is readable</text:p>
          </table:table-cell>
        </table:table-row>
        <table:table-row>
          <table:table-cell table:style-name="Table1.A2" office:value-type="string">
            <text:p text:style-name="P2">-s</text:p>
          </table:table-cell>
          <table:table-cell table:style-name="Table1.B2" office:value-type="string">
            <text:p text:style-name="P5">Exists and has a size greater than 0</text:p>
          </table:table-cell>
        </table:table-row>
        <table:table-row>
          <table:table-cell table:style-name="Table1.A2" office:value-type="string">
            <text:p text:style-name="P2">-w</text:p>
          </table:table-cell>
          <table:table-cell table:style-name="Table1.B2" office:value-type="string">
            <text:p text:style-name="P5">Exists and is writable</text:p>
          </table:table-cell>
        </table:table-row>
        <table:table-row>
          <table:table-cell table:style-name="Table1.A2" office:value-type="string">
            <text:p text:style-name="P2">-x</text:p>
          </table:table-cell>
          <table:table-cell table:style-name="Table1.B2" office:value-type="string">
            <text:p text:style-name="P5">Exists and is executable</text:p>
          </table:table-cell>
        </table:table-row>
      </table:table>
      <text:p text:style-name="P13"/>
      <text:p text:style-name="P48">Other <text:span text:style-name="T9">test</text:span> criteria provide ways to test relationships between two files, such as whether one file is newer than another. </text:p>
      <text:p text:style-name="P48"/>
      <text:p text:style-name="P48">More traditional to use <text:span text:style-name="T9">[]</text:span> synonym for <text:span text:style-name="T9">test</text:span> in scripts. Surround <text:span text:style-name="T9">test</text:span> arguments in brackets. Brackets must be surrounded by white spaces (SPACEs or TABs):</text:p>
      <text:p text:style-name="P48"/>
      <text:p text:style-name="P13">$ cat chkargs2</text:p>
      <text:p text:style-name="P48">if [ $# -eq 0 ]</text:p>
      <text:p text:style-name="P48"><text:tab/>then</text:p>
      <text:p text:style-name="P48"><text:tab/><text:tab/>echo "Usage: chkargs2 argument..." 1&gt;&amp;2</text:p>
      <text:p text:style-name="P48"><text:tab/><text:tab/>exit 1</text:p>
      <text:p text:style-name="P48">fi</text:p>
      <text:p text:style-name="P48">echo "Program running."</text:p>
      <text:p text:style-name="P48">exit 0</text:p>
      <text:p text:style-name="P13">$ ./chkargs2</text:p>
      <text:p text:style-name="P48">Usage: chkargs2 argument...</text:p>
      <text:p text:style-name="P13">$ ./chkargs2 abc</text:p>
      <text:p text:style-name="P48">Program running.</text:p>
      <text:p text:style-name="P48"/>
      <text:p text:style-name="P13">Usage message –<text:span text:style-name="T1"> commonly use to specify type and number of arguments the script requires. </text:span></text:p>
      <text:p text:style-name="P48"/>
      <text:p text:style-name="P14">If...Then...Else</text:p>
      <text:p text:style-name="P14"/>
      <text:p text:style-name="P49">Has its own syntax</text:p>
      <text:p text:style-name="P14"/>
      <text:p text:style-name="P14"><text:soft-page-break/></text:p>
      <text:p text:style-name="P14">If test-command</text:p>
      <text:p text:style-name="P14"><text:tab/>then</text:p>
      <text:p text:style-name="P14"><text:tab/><text:tab/>commands</text:p>
      <text:p text:style-name="P14"><text:tab/>else</text:p>
      <text:p text:style-name="P14"><text:tab/><text:tab/>commands</text:p>
      <text:p text:style-name="P14">fi</text:p>
      <text:p text:style-name="P14"/>
      <text:p text:style-name="P49">or</text:p>
      <text:p text:style-name="P49"/>
      <text:p text:style-name="P14">If test-command; then</text:p>
      <text:p text:style-name="P14"><text:tab/><text:tab/>commands</text:p>
      <text:p text:style-name="P14"><text:tab/>else</text:p>
      <text:p text:style-name="P14"><text:tab/><text:tab/>commands</text:p>
      <text:p text:style-name="P14">fi</text:p>
      <text:p text:style-name="P14"/>
      <text:p text:style-name="P50">Because <text:span text:style-name="T9">if</text:span> and <text:span text:style-name="T9">then</text:span> are separate builtins, they require a control opertor between them; a semicolon and NEWLINE work equally well. </text:p>
      <text:p text:style-name="P50"/>
      <text:p text:style-name="P15">Shift<text:span text:style-name="T1"> builtin to shift arguments to get rid of option</text:span></text:p>
      <text:p text:style-name="P50"/>
      <text:p text:style-name="P69">$ cat out</text:p>
      <text:p text:style-name="P69">if [ $# -eq 0 ]</text:p>
      <text:p text:style-name="P69"><text:tab/>then</text:p>
      <text:p text:style-name="P69"><text:tab/><text:tab/>echo "Usage: $0 [-v] filenames..." 1&gt;&amp;2</text:p>
      <text:p text:style-name="P69"><text:tab/><text:tab/>exit 1</text:p>
      <text:p text:style-name="P69">fi</text:p>
      <text:p text:style-name="P69">if [ "$1" = "-v" ]</text:p>
      <text:p text:style-name="P69"><text:tab/>then</text:p>
      <text:p text:style-name="P69"><text:tab/><text:tab/>shift</text:p>
      <text:p text:style-name="P69"><text:tab/><text:tab/>less -- "$@"</text:p>
      <text:p text:style-name="P69"><text:tab/>else</text:p>
      <text:p text:style-name="P69"><text:tab/><text:tab/>cat -- "$@"</text:p>
      <text:p text:style-name="P69">fi</text:p>
      <text:p text:style-name="P69"/>
      <text:p text:style-name="P16"><text:span text:style-name="T1">The –argument to </text:span>less<text:span text:style-name="T1"> and </text:span>cat <text:span text:style-name="T1">tells utilities that no more options follow on command line and not to consider leading hyphens in following list as indicating options. Works with all Linux utilities that use the </text:span>getopts<text:span text:style-name="T1"> builtin </text:span><text:span text:style-name="T3">to parse their options. Does not work with </text:span><text:span text:style-name="T12">more</text:span><text:span text:style-name="T3"> and a few other utilities. </text:span><text:span text:style-name="T4">Particularly useful with </text:span><text:span text:style-name="T13">rm</text:span><text:span text:style-name="T4"> to remove a file whose name starts with a hyphen. </text:span><text:span text:style-name="T14">(rm – -fname)</text:span><text:span text:style-name="T5"> </text:span></text:p>
      <text:p text:style-name="P70"/>
      <text:p text:style-name="P17">If...then...elif</text:p>
      <text:p text:style-name="P17"/>
      <text:p text:style-name="P17">if test-command</text:p>
      <text:p text:style-name="P17"><text:tab/>then</text:p>
      <text:p text:style-name="P17"><text:tab/><text:tab/>commands</text:p>
      <text:p text:style-name="P17"><text:tab/>elif test-command</text:p>
      <text:p text:style-name="P17"><text:tab/><text:tab/>then</text:p>
      <text:p text:style-name="P17"><text:tab/><text:tab/><text:tab/>commands</text:p>
      <text:p text:style-name="P17">…</text:p>
      <text:p text:style-name="P17"><text:soft-page-break/><text:tab/>else</text:p>
      <text:p text:style-name="P17"><text:tab/><text:tab/>commands</text:p>
      <text:p text:style-name="P17">fi</text:p>
      <text:p text:style-name="P17"/>
      <text:p text:style-name="P18">elif<text:span text:style-name="T1"> combines else statement and if statement. </text:span>Else<text:span text:style-name="T1"> statement must be paired with a </text:span>fi<text:span text:style-name="T1">, whereas multiple connected </text:span>elif<text:span text:style-name="T1"> statements require only a single closing </text:span>fi<text:span text:style-name="T1">.</text:span></text:p>
      <text:p text:style-name="P71"/>
      <text:p text:style-name="P19">Set<text:span text:style-name="T1"> can be used to set positional parameters to output of a command.</text:span></text:p>
      <text:p text:style-name="P72"/>
      <text:p text:style-name="P20">DEBUGGING SHELL SCRIPTS</text:p>
      <text:p text:style-name="P20"/>
      <text:p text:style-name="P51">Shell's <text:span text:style-name="T9">-x </text:span>option helps debug scripts. Causes shell to display each command after it expands it but before it runs the command. Either set <text:span text:style-name="T9">-x</text:span> option for current shell <text:span text:style-name="T9">(set -x)</text:span> so all scripts display commands as they are run or use the <text:span text:style-name="T9">-x</text:span> option to affect only shell running script called by command line.</text:p>
      <text:p text:style-name="P51"/>
      <text:p text:style-name="P51">$bash -x lnks letter /home</text:p>
      <text:p text:style-name="P51">+ '[' 2 -eq 0 -o 2 -gt 2 ']'</text:p>
      <text:p text:style-name="P51">+ '[' -d letter ']'</text:p>
      <text:p text:style-name="P51">+ file=letter</text:p>
      <text:p text:style-name="P51">+ '[' 2 -eq 1 ']'+ '[' -d /home ']'</text:p>
      <text:p text:style-name="P51">+ directory=/home</text:p>
      <text:p text:style-name="P51">+ '[' '!' -f letter ']</text:p>
      <text:p text:style-name="P48"/>
      <text:p text:style-name="P21">PS4<text:span text:style-name="T1"> – prompt for debugging. </text:span></text:p>
      <text:p text:style-name="P73"/>
      <text:p text:style-name="P22">For...in<text:span text:style-name="T1"> structure has following syntax:</text:span></text:p>
      <text:p text:style-name="P52"/>
      <text:p text:style-name="P22">for loop-index in argument-list</text:p>
      <text:p text:style-name="P22">do</text:p>
      <text:p text:style-name="P22"><text:tab/>commands</text:p>
      <text:p text:style-name="P22">done</text:p>
      <text:p text:style-name="P22"/>
      <text:p text:style-name="P52">Assigns value of first argument in the <text:span text:style-name="T9">argument-list</text:span> to the <text:span text:style-name="T9">loop-index</text:span> and executed the commands between do and done. <text:span text:style-name="T15">Then structure passes second argument of argument list to loop-index and repeats commands. When structure exhausts the argument list, loop terminates. </text:span></text:p>
      <text:p text:style-name="P52"/>
      <text:p text:style-name="P23">$ cat fruit</text:p>
      <text:p text:style-name="P53">for fruit in apples oranges pears bananas</text:p>
      <text:p text:style-name="P53">do</text:p>
      <text:p text:style-name="P53"><text:tab/>echo "$fruit"</text:p>
      <text:p text:style-name="P53">done</text:p>
      <text:p text:style-name="P53">echo "Task complete."</text:p>
      <text:p text:style-name="P23">$ ./fruit</text:p>
      <text:p text:style-name="P53">apples</text:p>
      <text:p text:style-name="P53">oranges</text:p>
      <text:p text:style-name="P53">pears</text:p>
      <text:p text:style-name="P53">bananas</text:p>
      <text:p text:style-name="P53">Task complete.</text:p>
      <text:p text:style-name="P53"><text:soft-page-break/></text:p>
      <text:p text:style-name="P53">To loop through files in current directory:</text:p>
      <text:p text:style-name="P53"/>
      <text:p text:style-name="P23">$ cat dirfiles</text:p>
      <text:p text:style-name="P53">for i in *</text:p>
      <text:p text:style-name="P53">do</text:p>
      <text:p text:style-name="P53"><text:tab/>if [ -d "$i" ]</text:p>
      <text:p text:style-name="P53"><text:tab/><text:tab/>then</text:p>
      <text:p text:style-name="P53"><text:tab/><text:tab/><text:tab/>echo "$i"</text:p>
      <text:p text:style-name="P53"><text:tab/>fi</text:p>
      <text:p text:style-name="P53">done</text:p>
      <text:p text:style-name="P53"/>
      <text:p text:style-name="P54">Ambiguous file reference character <text:span text:style-name="T9">*</text:span> matches names of all files (except hidden file) in working directory. </text:p>
      <text:p text:style-name="P54"/>
      <text:p text:style-name="P24">Step Values<text:span text:style-name="T1"> – alternative to explicitly specifying values for </text:span>argument-list<text:span text:style-name="T1">, can specify step values. A </text:span>for...in<text:span text:style-name="T1"> loop that uses step values assigns an initial value to or increments the </text:span>loop-index<text:span text:style-name="T1">, executes the statements within the loop, and tests a termination condition at end of loop. </text:span></text:p>
      <text:p text:style-name="P54"/>
      <text:p text:style-name="P24"><text:span text:style-name="T1">Use brace expansion with sequence expression to generate </text:span>argument-list<text:span text:style-name="T1">. Works on </text:span>bash 4.0+<text:span text:style-name="T1">. Does not work on OS X. </text:span></text:p>
      <text:p text:style-name="P54"/>
      <text:p text:style-name="P54">$ cat step1</text:p>
      <text:p text:style-name="P54">for count in {0..10..2}</text:p>
      <text:p text:style-name="P54">do</text:p>
      <text:p text:style-name="P54"><text:tab/>echo -n "$count "</text:p>
      <text:p text:style-name="P54">done</text:p>
      <text:p text:style-name="P54">echo</text:p>
      <text:p text:style-name="P54">$ ./step1</text:p>
      <text:p text:style-name="P54">0 2 4 6 8 10<text:line-break/></text:p>
      <text:p text:style-name="P24"><text:span text:style-name="T1">Older versions of </text:span>bash<text:span text:style-name="T1"> can use </text:span>seq<text:span text:style-name="T1"> utility to perform same function. </text:span></text:p>
      <text:p text:style-name="P54"/>
      <text:p text:style-name="P54">$ for count in $(seq 0 2 10); do echo -n "$count "; done; echo</text:p>
      <text:p text:style-name="P54">0 2 4 6 8 10</text:p>
      <text:p text:style-name="P54"/>
      <text:p text:style-name="P24"><text:span text:style-name="T1">Also can use </text:span>bash's<text:span text:style-name="T1"> C-like syntax to specify step values. Gives more flexibility in specifying termination condition and increment value. </text:span></text:p>
      <text:p text:style-name="P54"/>
      <text:p text:style-name="P54">$ cat rand</text:p>
      <text:p text:style-name="P54"># $RANDOM evaluates to a random value 0 &lt; x &lt; 32,767</text:p>
      <text:p text:style-name="P54"># This program simulates 10 rolls of a pair of dice</text:p>
      <text:p text:style-name="P54">for ((x=1; x&lt;=10; x++))</text:p>
      <text:p text:style-name="P54">do</text:p>
      <text:p text:style-name="P54"><text:tab/>echo -n "Roll #$x: "</text:p>
      <text:p text:style-name="P54"><text:tab/>echo -n $(( $RANDOM % 6 + 1 ))</text:p>
      <text:p text:style-name="P54"><text:tab/>echo " " $(( $RANDOM % 6 + 1 ))</text:p>
      <text:p text:style-name="P54">done</text:p>
      <text:p text:style-name="P54"/>
      <text:p text:style-name="P24"><text:soft-page-break/>For<text:span text:style-name="T1"> structure has following syntax:</text:span></text:p>
      <text:p text:style-name="P54"/>
      <text:p text:style-name="P24">for loop_index</text:p>
      <text:p text:style-name="P24">do</text:p>
      <text:p text:style-name="P24"><text:tab/>commands</text:p>
      <text:p text:style-name="P24">done</text:p>
      <text:p text:style-name="P24"/>
      <text:p text:style-name="P55">In <text:span text:style-name="T9">for</text:span> structure, <text:span text:style-name="T9">loop-index</text:span> takes on value of each of command line arguments. </text:p>
      <text:p text:style-name="P55"/>
      <text:p text:style-name="P25">$ cat for_test</text:p>
      <text:p text:style-name="P55">for arg</text:p>
      <text:p text:style-name="P55">do</text:p>
      <text:p text:style-name="P55"><text:tab/>echo "$arg"</text:p>
      <text:p text:style-name="P55">done</text:p>
      <text:p text:style-name="P25">$ for_test candy gum chocolate</text:p>
      <text:p text:style-name="P55">candy</text:p>
      <text:p text:style-name="P55">gum</text:p>
      <text:p text:style-name="P55">chocolate</text:p>
      <text:p text:style-name="P55"/>
      <text:p text:style-name="P26">$@<text:span text:style-name="T1"> special parameter expands into list of all arguments. </text:span></text:p>
      <text:p text:style-name="P76"/>
      <text:p text:style-name="P29">gawk -F: '{print $1, $5}' /etc/passwd |</text:p>
      <text:p text:style-name="P29">grep -i "$id"</text:p>
      <text:p text:style-name="P77"/>
      <text:p text:style-name="P76"/>
      <text:p text:style-name="P28">gawk<text:span text:style-name="T1"> – utility. </text:span>Awk<text:span text:style-name="T1"> and </text:span>mawk<text:span text:style-name="T1"> work same way. Extracts first ($1) and fifth ($5) fields from each line in /etc/passwd. The -F: option causes gawk to uses a colon(</text:span>:<text:span text:style-name="T1">) as a field separator when it reads /etc/passwd, allowing it to break each line into fields. The </text:span>gawk<text:span text:style-name="T1"> command sets and uses $1 and $5 as arguments, are included within single quotation marks and are not interpreted by shell. Not positional parameters. Sent to </text:span><text:span text:style-name="T16">grep</text:span><text:span text:style-name="T1"> from pipe, </text:span>-i<text:span text:style-name="T1"> option causes </text:span>grep<text:span text:style-name="T1"> to ignore case as it searched. </text:span></text:p>
      <text:p text:style-name="P76"/>
      <text:p text:style-name="P27">While Structures</text:p>
      <text:p text:style-name="P27"/>
      <text:p text:style-name="P27">while test-command</text:p>
      <text:p text:style-name="P27">do</text:p>
      <text:p text:style-name="P27"><text:tab/>commands</text:p>
      <text:p text:style-name="P27">done</text:p>
      <text:p text:style-name="P27"/>
      <text:p text:style-name="P56">For numerical comparisons must use:</text:p>
      <text:p text:style-name="P30">-lt<text:tab/>less than</text:p>
      <text:p text:style-name="P30">-ne<text:tab/>not equal</text:p>
      <text:p text:style-name="P30">-eq<text:tab/>equal</text:p>
      <text:p text:style-name="P30">-gt<text:tab/>greater than</text:p>
      <text:p text:style-name="P30">-ge <text:tab/>greater than or equal</text:p>
      <text:p text:style-name="P30">-le<text:tab/>less than or equal </text:p>
      <text:p text:style-name="P30"/>
      <text:p text:style-name="P56">For string comparisons use:</text:p>
      <text:p text:style-name="P30">=<text:tab/>equal</text:p>
      <text:p text:style-name="P30">!=<text:tab/>not equal</text:p>
      <text:p text:style-name="P78"><text:soft-page-break/></text:p>
      <text:p text:style-name="P31">aspell<text:span text:style-name="T1"> – utility checks worsd in a file against a dictionary of correctly spelled words. </text:span></text:p>
      <text:p text:style-name="P78"/>
      <text:p text:style-name="P79">$ aspell list &lt; letter.txt</text:p>
      <text:p text:style-name="P79">quikly</text:p>
      <text:p text:style-name="P79">portible</text:p>
      <text:p text:style-name="P79">frendly</text:p>
      <text:p text:style-name="P79"/>
      <text:p text:style-name="P80">$ cat spell_check</text:p>
      <text:p text:style-name="P80">#!/bin/bash</text:p>
      <text:p text:style-name="P80"># remove correct spellings from aspell output</text:p>
      <text:p text:style-name="P80">if [ $# -ne 2 ]</text:p>
      <text:p text:style-name="P80"><text:tab/>then</text:p>
      <text:p text:style-name="P80"><text:tab/><text:tab/>echo "Usage: spell_check dictionary filename" 1&gt;&amp;2</text:p>
      <text:p text:style-name="P80"><text:tab/><text:tab/>echo "dictionary: list of correct spellings" 1&gt;&amp;2</text:p>
      <text:p text:style-name="P80"><text:tab/><text:tab/>echo "filename: file to be checked" 1&gt;&amp;2</text:p>
      <text:p text:style-name="P80"><text:tab/><text:tab/>exit 1</text:p>
      <text:p text:style-name="P80">fi</text:p>
      <text:p text:style-name="P80"/>
      <text:p text:style-name="P80">if [ ! -r "$1" ]</text:p>
      <text:p text:style-name="P80"><text:tab/>then</text:p>
      <text:p text:style-name="P80"><text:tab/><text:tab/>echo "spell_check: $1 is not readable" 1&gt;&amp;2</text:p>
      <text:p text:style-name="P80"><text:tab/><text:tab/>exit 1</text:p>
      <text:p text:style-name="P80">fi</text:p>
      <text:p text:style-name="P80"/>
      <text:p text:style-name="P80">if [ ! -r "$2" ]</text:p>
      <text:p text:style-name="P80"><text:tab/>then</text:p>
      <text:p text:style-name="P80"><text:tab/><text:tab/>echo "spell_check: $2 is not readable" 1&gt;&amp;2</text:p>
      <text:p text:style-name="P80"><text:tab/><text:tab/>exit 1</text:p>
      <text:p text:style-name="P80"/>
      <text:p text:style-name="P80">fi</text:p>
      <text:p text:style-name="P80">aspell list &lt; "$2" |</text:p>
      <text:p text:style-name="P80">while read line</text:p>
      <text:p text:style-name="P80">do</text:p>
      <text:p text:style-name="P80"><text:tab/>if ! grep "^$line$" "$1" &gt; /dev/null</text:p>
      <text:p text:style-name="P80"><text:tab/><text:tab/>then</text:p>
      <text:p text:style-name="P80"><text:tab/><text:tab/><text:tab/>echo $line</text:p>
      <text:p text:style-name="P80"><text:tab/>fi</text:p>
      <text:p text:style-name="P80">done</text:p>
      <text:p text:style-name="P80"/>
      <text:p text:style-name="P32"><text:span text:style-name="T1">Sends output from aspell to while loop through pipe. The test command </text:span>read line<text:span text:style-name="T1"> returns a true exit status as long as it receives a line from standard input. </text:span><text:span text:style-name="T6">Reads one line has a time. </text:span><text:span text:style-name="T17">Grep</text:span><text:span text:style-name="T6"> searches for lines that contain the exact word (^$line?), otherwise would return lines containing pattern as substring. <text:s/>Sends output to /dev/null because only exit status is needed.</text:span></text:p>
      <text:p text:style-name="P81"/>
      <text:p text:style-name="P33">Until<text:span text:style-name="T1"> </text:span>Structure</text:p>
      <text:p text:style-name="P33"/>
      <text:p text:style-name="P33">until test_command</text:p>
      <text:p text:style-name="P33">do</text:p>
      <text:p text:style-name="P33"><text:soft-page-break/><text:tab/>commands</text:p>
      <text:p text:style-name="P33">done</text:p>
      <text:p text:style-name="P33"/>
      <text:p text:style-name="P57">Following <text:span text:style-name="T9">locktty</text:span> script similar to <text:span text:style-name="T9">lock</text:span> command on Berkeley UNIX and <text:span text:style-name="T9">Lock Screen</text:span> in Gnome. Script prompts for a key (passwod) and uses <text:s/>an <text:span text:style-name="T9">until</text:span> to lock terminal. Causes system to tignore any characters typed at keybord until user types key followed by a NEWLINE on a line by itself, which unlocks terminal. </text:p>
      <text:p text:style-name="P57"/>
      <text:p text:style-name="P57">$ cat locktty</text:p>
      <text:p text:style-name="P57">#! /bin/bash</text:p>
      <text:p text:style-name="P57">trap '' 1 2 3 18</text:p>
      <text:p text:style-name="P57">stty -echo</text:p>
      <text:p text:style-name="P57">read -p "Key: " key_1</text:p>
      <text:p text:style-name="P57">echo</text:p>
      <text:p text:style-name="P57">read -p "Again: " key_2</text:p>
      <text:p text:style-name="P57">echo</text:p>
      <text:p text:style-name="P57">key_3=</text:p>
      <text:p text:style-name="P57">if [ "$key_1" = "$key_2" ]</text:p>
      <text:p text:style-name="P57">then</text:p>
      <text:p text:style-name="P57">tput clear</text:p>
      <text:p text:style-name="P57">until [ "$key_3" = "$key_2" ]</text:p>
      <text:p text:style-name="P57">do</text:p>
      <text:p text:style-name="P57">read key_3</text:p>
      <text:p text:style-name="P57">done</text:p>
      <text:p text:style-name="P57">else</text:p>
      <text:p text:style-name="P57">echo "locktty: keys do not match" 1&gt;&amp;2</text:p>
      <text:p text:style-name="P57">fi</text:p>
      <text:p text:style-name="P57">stty echo</text:p>
      <text:p text:style-name="P57"/>
      <text:p text:style-name="P58">The <text:span text:style-name="T9">trap</text:span> builtin stops a user from being able to terminate the script by sending it a signal (for example, by pressing interrupt key. Trapping signal 20 means that no one can use CTRL-Z to defeat the lock. </text:p>
      <text:p text:style-name="P58"/>
      <text:p text:style-name="P59">The <text:span text:style-name="T9">stty -echo</text:span> command turns on keyboard echo (causes terminal not to display characters typed at a keyboard, prevengint key user enters from appearing on screen. </text:p>
      <text:p text:style-name="P59"/>
      <text:p text:style-name="P34">Key_3=<text:span text:style-name="T1"> creates variable with </text:span>NULL<text:span text:style-name="T1"> v</text:span><text:span text:style-name="T7">alue. </text:span></text:p>
      <text:p text:style-name="P82"/>
      <text:p text:style-name="P35">Tput clear<text:span text:style-name="T1"> – clears screen. </text:span></text:p>
      <text:p text:style-name="P83"/>
      <text:p text:style-name="P36">Break<text:span text:style-name="T1"> </text:span>and continue</text:p>
      <text:p text:style-name="P36"/>
      <text:p text:style-name="P60">Can interrupt a loop by using a <text:span text:style-name="T9">break</text:span> or <text:span text:style-name="T9">continue </text:span>statement. </text:p>
      <text:p text:style-name="P60"/>
      <text:p text:style-name="P37">Case </text:p>
      <text:p text:style-name="P37"/>
      <text:p text:style-name="P37">case <text:span text:style-name="T1">is like </text:span>switch<text:span text:style-name="T1">. Multiple branch decision mechanism. </text:span>Commands <text:span text:style-name="T1">terminated by a double-semicolon (</text:span>;;<text:span text:style-name="T1">) control operator. </text:span>*<text:span text:style-name="T1"> </text:span><text:span text:style-name="T8">can be used a catchall pattern to catch any string of characters. </text:span></text:p>
      <text:p text:style-name="P84"/>
      <text:p text:style-name="P84"/>
      <text:p text:style-name="P38"><text:soft-page-break/>case test-string in</text:p>
      <text:p text:style-name="P38"><text:tab/>pattern-1)</text:p>
      <text:p text:style-name="P38"><text:tab/><text:tab/>commands-1</text:p>
      <text:p text:style-name="P38"><text:tab/><text:tab/>;;</text:p>
      <text:p text:style-name="P38"><text:tab/>pattern-2)</text:p>
      <text:p text:style-name="P38"><text:tab/><text:tab/>commands-2</text:p>
      <text:p text:style-name="P38"><text:tab/><text:tab/>;;</text:p>
      <text:p text:style-name="P38"><text:tab/>pattern-3)</text:p>
      <text:p text:style-name="P38"><text:tab/><text:tab/>commands-3</text:p>
      <text:p text:style-name="P38"><text:tab/><text:tab/>;;</text:p>
      <text:p text:style-name="P38"><text:tab/>*<text:span text:style-name="T18">)</text:span></text:p>
      <text:p text:style-name="P38"><text:tab/><text:tab/><text:span text:style-name="T18">default-commands</text:span></text:p>
      <text:p text:style-name="P38"><text:tab/><text:tab/>;;</text:p>
      <text:p text:style-name="P38">…</text:p>
      <text:p text:style-name="P38">esac</text:p>
      <text:p text:style-name="P38"/>
      <text:p text:style-name="P39">pattern<text:span text:style-name="T1"> in case structure is a glob (analogous to an ambiguous file referenced</text:span></text:p>
      <text:p text:style-name="P85"/>
      <text:p text:style-name="P85">patterns</text:p>
      <text:p text:style-name="P85"/>
      <table:table table:name="Table2" table:style-name="Table2">
        <table:table-column table:style-name="Table2.A"/>
        <table:table-column table:style-name="Table2.B"/>
        <table:table-row>
          <table:table-cell table:style-name="Table2.A1" office:value-type="string">
            <text:p text:style-name="P3">PATTERN</text:p>
          </table:table-cell>
          <table:table-cell table:style-name="Table2.B1" office:value-type="string">
            <text:p text:style-name="P3">FUNCTION</text:p>
          </table:table-cell>
        </table:table-row>
        <table:table-row>
          <table:table-cell table:style-name="Table2.A2" office:value-type="string">
            <text:p text:style-name="P1">*</text:p>
          </table:table-cell>
          <table:table-cell table:style-name="Table2.B2" office:value-type="string">
            <text:p text:style-name="P6">Matches any string of characters. Use for default case</text:p>
          </table:table-cell>
        </table:table-row>
        <table:table-row>
          <table:table-cell table:style-name="Table2.A2" office:value-type="string">
            <text:p text:style-name="P1">?</text:p>
          </table:table-cell>
          <table:table-cell table:style-name="Table2.B2" office:value-type="string">
            <text:p text:style-name="P6">Matches any single character</text:p>
          </table:table-cell>
        </table:table-row>
        <table:table-row>
          <table:table-cell table:style-name="Table2.A2" office:value-type="string">
            <text:p text:style-name="P3">[…]</text:p>
          </table:table-cell>
          <table:table-cell table:style-name="Table2.B2" office:value-type="string">
            <text:p text:style-name="P6">Defines a character class. Any characters enclosed within brackets are tried, one at a time, in attempt to match a single character. A hyphen between two characters specifies a range of characters</text:p>
          </table:table-cell>
        </table:table-row>
        <table:table-row>
          <table:table-cell table:style-name="Table2.A2" office:value-type="string">
            <text:p text:style-name="P3">|</text:p>
          </table:table-cell>
          <table:table-cell table:style-name="Table2.B2" office:value-type="string">
            <text:p text:style-name="P6">Separates alternative choices that satisfy a particular branch of the <text:span text:style-name="T9">case</text:span> structure</text:p>
          </table:table-cell>
        </table:table-row>
      </table:table>
      <text:p text:style-name="P85"/>
      <text:p text:style-name="P40">$ cat case2</text:p>
      <text:p text:style-name="P40">read -p "Enter A, B, or C: " letter</text:p>
      <text:p text:style-name="P40">case "$letter" in</text:p>
      <text:p text:style-name="P40">a|A)</text:p>
      <text:p text:style-name="P40">echo "You entered A"</text:p>
      <text:p text:style-name="P40">;;</text:p>
      <text:p text:style-name="P40">b|B)</text:p>
      <text:p text:style-name="P40">echo "You entered B"</text:p>
      <text:p text:style-name="P40">;;</text:p>
      <text:p text:style-name="P40">c|C)</text:p>
      <text:p text:style-name="P40">echo "You entered C"</text:p>
      <text:p text:style-name="P40">;;</text:p>
      <text:p text:style-name="P40">*)</text:p>
      <text:p text:style-name="P40">echo "You did not enter A, B, or C"</text:p>
      <text:p text:style-name="P40">;;</text:p>
      <text:p text:style-name="P40">esac</text:p>
      <text:p text:style-name="P40"><text:soft-page-break/>$ ./case2</text:p>
      <text:p text:style-name="P40">Enter A, B, or C: b</text:p>
      <text:p text:style-name="P40">You entered B</text:p>
      <text:p text:style-name="P40"/>
      <text:p text:style-name="P40">echo -e <text:span text:style-name="T1">– causes echo to interpret \n as NEWLINE <text:s/>character. </text:span></text:p>
      <text:p text:style-name="P41">xpg_echo<text:span text:style-name="T1"> for way to avoid using </text:span>-e<text:span text:style-name="T1"> option. </text:span></text:p>
      <text:p text:style-name="P86"/>
      <text:p text:style-name="P42">Special Characters in Echo (must use -e)</text:p>
      <text:p text:style-name="P42"/>
      <table:table table:name="Table3" table:style-name="Table3">
        <table:table-column table:style-name="Table3.A"/>
        <table:table-column table:style-name="Table3.B"/>
        <table:table-row>
          <table:table-cell table:style-name="Table3.A1" office:value-type="string">
            <text:p text:style-name="P4">QUOTED CHARACTER</text:p>
          </table:table-cell>
          <table:table-cell table:style-name="Table3.B1" office:value-type="string">
            <text:p text:style-name="P4">Echo DISPLAYS</text:p>
          </table:table-cell>
        </table:table-row>
        <table:table-row>
          <table:table-cell table:style-name="Table3.A2" office:value-type="string">
            <text:p text:style-name="P4">\a</text:p>
          </table:table-cell>
          <table:table-cell table:style-name="Table3.B2" office:value-type="string">
            <text:p text:style-name="P7">Alert(bell)</text:p>
          </table:table-cell>
        </table:table-row>
        <table:table-row>
          <table:table-cell table:style-name="Table3.A2" office:value-type="string">
            <text:p text:style-name="P4">\b</text:p>
          </table:table-cell>
          <table:table-cell table:style-name="Table3.B2" office:value-type="string">
            <text:p text:style-name="P7">BACKSPACE</text:p>
          </table:table-cell>
        </table:table-row>
        <table:table-row>
          <table:table-cell table:style-name="Table3.A2" office:value-type="string">
            <text:p text:style-name="P4">\c</text:p>
          </table:table-cell>
          <table:table-cell table:style-name="Table3.B2" office:value-type="string">
            <text:p text:style-name="P7">Suppress trailing NEWLINE</text:p>
          </table:table-cell>
        </table:table-row>
        <table:table-row>
          <table:table-cell table:style-name="Table3.A2" office:value-type="string">
            <text:p text:style-name="P4">\f</text:p>
          </table:table-cell>
          <table:table-cell table:style-name="Table3.B2" office:value-type="string">
            <text:p text:style-name="P7">FORMFEED</text:p>
          </table:table-cell>
        </table:table-row>
        <table:table-row>
          <table:table-cell table:style-name="Table3.A2" office:value-type="string">
            <text:p text:style-name="P4">\n</text:p>
          </table:table-cell>
          <table:table-cell table:style-name="Table3.B2" office:value-type="string">
            <text:p text:style-name="P7">NEWLINE</text:p>
          </table:table-cell>
        </table:table-row>
        <table:table-row>
          <table:table-cell table:style-name="Table3.A2" office:value-type="string">
            <text:p text:style-name="P4">\r</text:p>
          </table:table-cell>
          <table:table-cell table:style-name="Table3.B2" office:value-type="string">
            <text:p text:style-name="P7">RETURN</text:p>
          </table:table-cell>
        </table:table-row>
        <table:table-row>
          <table:table-cell table:style-name="Table3.A2" office:value-type="string">
            <text:p text:style-name="P4">\t</text:p>
          </table:table-cell>
          <table:table-cell table:style-name="Table3.B2" office:value-type="string">
            <text:p text:style-name="P7">Horizontal TAB</text:p>
          </table:table-cell>
        </table:table-row>
        <table:table-row>
          <table:table-cell table:style-name="Table3.A2" office:value-type="string">
            <text:p text:style-name="P4">\v</text:p>
          </table:table-cell>
          <table:table-cell table:style-name="Table3.B2" office:value-type="string">
            <text:p text:style-name="P7">Vertical TAB</text:p>
          </table:table-cell>
        </table:table-row>
        <table:table-row>
          <table:table-cell table:style-name="Table3.A2" office:value-type="string">
            <text:p text:style-name="P4">\\</text:p>
          </table:table-cell>
          <table:table-cell table:style-name="Table3.B2" office:value-type="string">
            <text:p text:style-name="P7">Backslash</text:p>
          </table:table-cell>
        </table:table-row>
        <table:table-row>
          <table:table-cell table:style-name="Table3.A2" office:value-type="string">
            <text:p text:style-name="P4">\nnn</text:p>
          </table:table-cell>
          <table:table-cell table:style-name="Table3.B2" office:value-type="string">
            <text:p text:style-name="P7">Character with the SCII octal code nnn; if nnn is no valid, echo displays string literally. </text:p>
          </table:table-cell>
        </table:table-row>
      </table:table>
      <text:p text:style-name="P42"/>
      <text:p text:style-name="P61">Setting <text:span text:style-name="T9">PATH</text:span> in shell script ensures commands are executed from where you specify. </text:p>
      <text:p text:style-name="P61"/>
      <text:p text:style-name="P43">Basename<text:span text:style-name="T1"> utility sends simple filename component of its argument to standard output</text:span></text:p>
      <text:p text:style-name="P87"/>
      <text:p text:style-name="P43">$0<text:span text:style-name="T1"> holds command script was called with. </text:span></text:p>
      <text:p text:style-name="P87"/>
      <text:p text:style-name="P44">$$<text:span text:style-name="T1"> parameter in name of temporary file. S</text:span></text:p>
      <text:p text:style-name="P62"/>
      <text:p text:style-name="P44">Select Structure</text:p>
      <text:p text:style-name="P44"/>
      <text:p text:style-name="P62">The <text:span text:style-name="T9">select</text:span> structure displays a menu and assigns a value to a variable based on user's choice of items and executes a series of commands.</text:p>
      <text:p text:style-name="P62"/>
      <text:p text:style-name="P44">select varname [in arg …]</text:p>
      <text:p text:style-name="P44">do</text:p>
      <text:p text:style-name="P44"><text:tab/>commands</text:p>
      <text:p text:style-name="P44">done</text:p>
      <text:p text:style-name="P44"/>
      <text:p text:style-name="P44">select fruit in apple banana blueberry kiwi orange watermelon STOP</text:p>
      <text:p text:style-name="P44"/>
      <text:p text:style-name="P62">After displaying menu, <text:span text:style-name="T9">select</text:span> displays value of <text:span text:style-name="T9">PS3</text:span>, the <text:span text:style-name="T9">select</text:span> prompt. </text:p>
      <text:p text:style-name="P62"/>
      <text:p text:style-name="P62"><text:soft-page-break/>When user enters a valid number (one in menu range), in response to PS3 prompt, <text:span text:style-name="T9">select</text:span> sets<text:span text:style-name="T9"> varname</text:span> to argument corresponding to number entered. Invalid entry causes shell to set <text:span text:style-name="T9">varname</text:span> to NULL. <text:span text:style-name="T19">Either way, </text:span><text:span text:style-name="T10">select</text:span><text:span text:style-name="T19"> stores response in keyword variable </text:span><text:span text:style-name="T10">REPLY</text:span><text:span text:style-name="T19"> and then executes commands between do and done. If user presses RETURN without entering choice, shell redisplays menu. </text:span></text:p>
      <text:p text:style-name="P62"/>
      <text:p text:style-name="P45">Select<text:span text:style-name="T1"> structure continues to issue </text:span>PS3<text:span text:style-name="T1"> prompt and execute </text:span>commands<text:span text:style-name="T1"> until something causes it to exit – typically </text:span>break<text:span text:style-name="T1"> or </text:span>exit <text:span text:style-name="T1">statement. </text:span></text:p>
      <text:p text:style-name="P89"/>
      <text:p text:style-name="P90">$ cat fruit2</text:p>
      <text:p text:style-name="P90">#!/bin/bash</text:p>
      <text:p text:style-name="P90">PS3="Choose your favorite fruit from these possibilities: "</text:p>
      <text:p text:style-name="P90">select FRUIT in apple banana blueberry kiwi orange watermelon STOP</text:p>
      <text:p text:style-name="P90">do</text:p>
      <text:p text:style-name="P90">if [ "$FRUIT" == "" ]; then</text:p>
      <text:p text:style-name="P90">echo -e "Invalid entry.\n"</text:p>
      <text:p text:style-name="P90">continue</text:p>
      <text:p text:style-name="P90">elif [ $FRUIT = STOP ]; then</text:p>
      <text:p text:style-name="P90">echo "Thanks for playing!"</text:p>
      <text:p text:style-name="P90">break</text:p>
      <text:p text:style-name="P90">fi</text:p>
      <text:p text:style-name="P90">echo "You chose $FRUIT as your favorite."</text:p>
      <text:p text:style-name="P90">echo -e "That is choice number $REPLY.\n"</text:p>
      <text:p text:style-name="P90">done</text:p>
      <text:p text:style-name="P90">$ ./fruit2</text:p>
      <text:p text:style-name="P90">1) apple</text:p>
      <text:p text:style-name="P90">3) blueberry</text:p>
      <text:p text:style-name="P90">5) orange</text:p>
      <text:p text:style-name="P90">7) STOP</text:p>
      <text:p text:style-name="P90">2) banana</text:p>
      <text:p text:style-name="P90">4) kiwi</text:p>
      <text:p text:style-name="P90">6) watermelon</text:p>
      <text:p text:style-name="P90">Choose your favorite fruit from these possibilities: 3</text:p>
      <text:p text:style-name="P90">You chose blueberry as your favorite.</text:p>
      <text:p text:style-name="P90">That is choice number 3.</text:p>
      <text:p text:style-name="P90">Choose your favorite fruit from these possibilities: 99</text:p>
      <text:p text:style-name="P90">Invalid entry.</text:p>
      <text:p text:style-name="P90">Choose your favorite fruit from these possibilities: 7</text:p>
      <text:p text:style-name="P90">Thanks for pla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9T14:07:28.721647612</meta:creation-date>
    <meta:generator>LibreOffice/5.0.6.2$Linux_X86_64 LibreOffice_project/00m0$Build-2</meta:generator>
    <dc:date>2017-01-15T09:31:14.130223441</dc:date>
    <meta:editing-duration>P1DT5H33M33S</meta:editing-duration>
    <meta:editing-cycles>49</meta:editing-cycles>
    <meta:document-statistic meta:table-count="3" meta:image-count="0" meta:object-count="0" meta:page-count="11" meta:paragraph-count="395" meta:word-count="2146" meta:character-count="12098" meta:non-whitespace-character-count="10182"/>
  </office:meta>
</office:document-meta>
</file>